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  <style:text-properties officeooo:paragraph-rsid="0004af23"/>
    </style:style>
    <style:style style:name="T1" style:family="text">
      <style:text-properties officeooo:rsid="00034036"/>
    </style:style>
    <style:style style:name="T2" style:family="text">
      <style:text-properties officeooo:rsid="0004af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ature_size 100,<text:span text:style-name="T1">100,100</text:span></text:p>
      <text:p text:style-name="Preformatted_20_Text">0.49</text:p>
      <text:p text:style-name="Preformatted_20_Text">Most Informative Features</text:p>
      <text:p text:style-name="Preformatted_20_Text">contains(never came back) = 'True' <text:s text:c="11"/>1.0 : 5.0 <text:s text:c="3"/>= <text:s text:c="3"/>217.4 : 1.0</text:p>
      <text:p text:style-name="Preformatted_20_Text">contains(never come back) = 'True' <text:s text:c="11"/>1.0 : 5.0 <text:s text:c="3"/>= <text:s text:c="3"/>180.6 : 1.0</text:p>
      <text:p text:style-name="Preformatted_20_Text">contains(definitely go back) = 'True' <text:s text:c="11"/>4.0 : 1.0 <text:s text:c="3"/>= <text:s text:c="3"/>148.0 : 1.0</text:p>
      <text:p text:style-name="Preformatted_20_Text"><text:s/>contains(never go back) = 'True' <text:s text:c="11"/>1.0 : 4.0 <text:s text:c="3"/>= <text:s text:c="3"/>134.2 : 1.0</text:p>
      <text:p text:style-name="Preformatted_20_Text">contains(definitely come back) = 'True' <text:s text:c="11"/>4.0 : 1.0 <text:s text:c="3"/>= <text:s text:c="3"/>115.7 : 1.0</text:p>
      <text:p text:style-name="Preformatted_20_Text">contains(definitely worth) = 'True' <text:s text:c="11"/>4.0 : 1.0 <text:s text:c="3"/>= <text:s text:c="3"/>108.7 : 1.0</text:p>
      <text:p text:style-name="Preformatted_20_Text"><text:s text:c="8"/>contains(manage) = 5 <text:s text:c="16"/>1.0 : 4.0 <text:s text:c="3"/>= <text:s text:c="4"/>91.9 : 1.0</text:p>
      <text:p text:style-name="Preformatted_20_Text">contains(definitely come) = 'True' <text:s text:c="11"/>4.0 : 1.0 <text:s text:c="3"/>= <text:s text:c="4"/>91.4 : 1.0</text:p>
      <text:p text:style-name="Preformatted_20_Text">contains(say enough good) = 'True' <text:s text:c="11"/>5.0 : 2.0 <text:s text:c="3"/>= <text:s text:c="4"/>71.8 : 1.0</text:p>
      <text:p text:style-name="Preformatted_20_Text">contains(enough good things) = 'True' <text:s text:c="11"/>5.0 : 2.0 <text:s text:c="3"/>= <text:s text:c="4"/>71.4 : 1.0</text:p>
      <text:p text:style-name="Preformatted_20_Text">contains(would never go) = 'True' <text:s text:c="11"/>1.0 : 5.0 <text:s text:c="3"/>= <text:s text:c="4"/>64.7 : 1.0</text:p>
      <text:p text:style-name="Preformatted_20_Text"><text:s text:c="8"/>contains(manage) = 4 <text:s text:c="16"/>1.0 : 4.0 <text:s text:c="3"/>= <text:s text:c="4"/>62.5 : 1.0</text:p>
      <text:p text:style-name="Preformatted_20_Text"><text:s text:c="8"/>contains(manage) = 6 <text:s text:c="16"/>1.0 : 5.0 <text:s text:c="3"/>= <text:s text:c="4"/>59.3 : 1.0</text:p>
      <text:p text:style-name="Preformatted_20_Text"><text:s text:c="8"/>contains(manage) = 3 <text:s text:c="16"/>1.0 : 5.0 <text:s text:c="3"/>= <text:s text:c="4"/>41.0 : 1.0</text:p>
      <text:p text:style-name="Preformatted_20_Text">contains(definitely recommend) = 'True' <text:s text:c="11"/>4.0 : 1.0 <text:s text:c="3"/>= <text:s text:c="4"/>37.3 : 1.0</text:p>
      <text:p text:style-name="Preformatted_20_Text">contains(would definitely come) = 'True' <text:s text:c="11"/>4.0 : 2.0 <text:s text:c="3"/>= <text:s text:c="4"/>36.2 : 1.0</text:p>
      <text:p text:style-name="Preformatted_20_Text">contains(cannot go wrong) = 'True' <text:s text:c="11"/>5.0 : 2.0 <text:s text:c="3"/>= <text:s text:c="4"/>34.7 : 1.0</text:p>
      <text:p text:style-name="Preformatted_20_Text"><text:s text:c="8"/>contains(retort) = 1 <text:s text:c="16"/>1.0 : 5.0 <text:s text:c="3"/>= <text:s text:c="4"/>34.3 : 1.0</text:p>
      <text:p text:style-name="Preformatted_20_Text">contains(would definitely go) = 'True' <text:s text:c="11"/>4.0 : 1.0 <text:s text:c="3"/>= <text:s text:c="4"/>33.9 : 1.0</text:p>
      <text:p text:style-name="Preformatted_20_Text"><text:s text:c="4"/>contains(well worth) = 'True' <text:s text:c="11"/>5.0 : 1.0 <text:s text:c="3"/>= <text:s text:c="4"/>33.0 : 1.0</text:p>
      <text:p text:style-name="Preformatted_20_Text"><text:s text:c="7"/>contains(spatula) = 1 <text:s text:c="16"/>1.0 : 5.0 <text:s text:c="3"/>= <text:s text:c="4"/>30.3 : 1.0</text:p>
      <text:p text:style-name="Preformatted_20_Text"><text:s text:c="8"/>contains(manage) = 7 <text:s text:c="16"/>1.0 : 3.0 <text:s text:c="3"/>= <text:s text:c="4"/>30.1 : 1.0</text:p>
      <text:p text:style-name="Preformatted_20_Text">contains(back next time) = 'True' <text:s text:c="11"/>5.0 : 1.0 <text:s text:c="3"/>= <text:s text:c="4"/>29.3 : 1.0</text:p>
      <text:p text:style-name="Preformatted_20_Text">contains(would definitely recommend) = 'True' <text:s text:c="11"/>4.0 : 1.0 <text:s text:c="3"/>= <text:s text:c="4"/>28.9 : 1.0</text:p>
      <text:p text:style-name="Preformatted_20_Text"><text:s text:c="2"/>contains(right amount) = 'True' <text:s text:c="11"/>4.0 : 1.0 <text:s text:c="3"/>= <text:s text:c="4"/>26.8 : 1.0</text:p>
      <text:p text:style-name="Preformatted_20_Text">contains(probably go back) = 'True' <text:s text:c="11"/>3.0 : 5.0 <text:s text:c="3"/>= <text:s text:c="4"/>26.6 : 1.0</text:p>
      <text:p text:style-name="Preformatted_20_Text">contains(cannot say enough) = 'True' <text:s text:c="11"/>5.0 : 1.0 <text:s text:c="3"/>= <text:s text:c="4"/>23.2 : 1.0</text:p>
      <text:p text:style-name="Preformatted_20_Text">contains(minus one star) = 'True' <text:s text:c="11"/>4.0 : 5.0 <text:s text:c="3"/>= <text:s text:c="4"/>22.5 : 1.0</text:p>
      <text:p text:style-name="Preformatted_20_Text">contains(probably come back) = 'True' <text:s text:c="11"/>3.0 : 5.0 <text:s text:c="3"/>= <text:s text:c="4"/>21.7 : 1.0</text:p>
      <text:p text:style-name="Preformatted_20_Text">contains(perfectly cooked) = 'True' <text:s text:c="11"/>5.0 : 1.0 <text:s text:c="3"/>= <text:s text:c="4"/>17.1 : 1.0</text:p>
      <text:p text:style-name="P1">feature_size 100</text:p>
      <text:p text:style-name="P2">feature_size <text:span text:style-name="T2">3</text:span>00,<text:span text:style-name="T1">100,100</text:span></text:p>
      <text:p text:style-name="Preformatted_20_Text">0.54</text:p>
      <text:p text:style-name="Preformatted_20_Text">Most Informative Features</text:p>
      <text:p text:style-name="Preformatted_20_Text">contains(never came back) = 'True' <text:s text:c="11"/>1.0 : 5.0 <text:s text:c="3"/>= <text:s text:c="3"/>217.4 : 1.0</text:p>
      <text:p text:style-name="Preformatted_20_Text">contains(never come back) = 'True' <text:s text:c="11"/>1.0 : 5.0 <text:s text:c="3"/>= <text:s text:c="3"/>180.6 : 1.0</text:p>
      <text:p text:style-name="Preformatted_20_Text">contains(definitely go back) = 'True' <text:s text:c="11"/>4.0 : 1.0 <text:s text:c="3"/>= <text:s text:c="3"/>148.0 : 1.0</text:p>
      <text:p text:style-name="Preformatted_20_Text"><text:s/>contains(never go back) = 'True' <text:s text:c="11"/>1.0 : 4.0 <text:s text:c="3"/>= <text:s text:c="3"/>134.2 : 1.0</text:p>
      <text:p text:style-name="Preformatted_20_Text">contains(definitely come back) = 'True' <text:s text:c="11"/>4.0 : 1.0 <text:s text:c="3"/>= <text:s text:c="3"/>115.7 : 1.0</text:p>
      <text:p text:style-name="Preformatted_20_Text">contains(definitely worth) = 'True' <text:s text:c="11"/>4.0 : 1.0 <text:s text:c="3"/>= <text:s text:c="3"/>108.7 : 1.0</text:p>
      <text:p text:style-name="Preformatted_20_Text"><text:s text:c="4"/>contains(disgusting) = 2 <text:s text:c="16"/>1.0 : 5.0 <text:s text:c="3"/>= <text:s text:c="4"/>93.5 : 1.0</text:p>
      <text:p text:style-name="Preformatted_20_Text"><text:s text:c="8"/>contains(manage) = 5 <text:s text:c="16"/>1.0 : 4.0 <text:s text:c="3"/>= <text:s text:c="4"/>91.9 : 1.0</text:p>
      <text:p text:style-name="Preformatted_20_Text">contains(definitely come) = 'True' <text:s text:c="11"/>4.0 : 1.0 <text:s text:c="3"/>= <text:s text:c="4"/>91.4 : 1.0</text:p>
      <text:p text:style-name="Preformatted_20_Text">contains(say enough good) = 'True' <text:s text:c="11"/>5.0 : 2.0 <text:s text:c="3"/>= <text:s text:c="4"/>71.8 : 1.0</text:p>
      <text:p text:style-name="Preformatted_20_Text">contains(enough good things) = 'True' <text:s text:c="11"/>5.0 : 2.0 <text:s text:c="3"/>= <text:s text:c="4"/>71.4 : 1.0</text:p>
      <text:p text:style-name="Preformatted_20_Text">contains(would never go) = 'True' <text:s text:c="11"/>1.0 : 5.0 <text:s text:c="3"/>= <text:s text:c="4"/>64.7 : 1.0</text:p>
      <text:p text:style-name="Preformatted_20_Text"><text:s text:c="8"/>contains(manage) = 4 <text:s text:c="16"/>1.0 : 4.0 <text:s text:c="3"/>= <text:s text:c="4"/>62.5 : 1.0</text:p>
      <text:p text:style-name="Preformatted_20_Text"><text:s text:c="8"/>contains(manage) = 6 <text:s text:c="16"/>1.0 : 5.0 <text:s text:c="3"/>= <text:s text:c="4"/>59.3 : 1.0</text:p>
      <text:p text:style-name="Preformatted_20_Text"><text:s text:c="4"/>contains(disgusting) = 1 <text:s text:c="16"/>1.0 : 5.0 <text:s text:c="3"/>= <text:s text:c="4"/>41.4 : 1.0</text:p>
      <text:p text:style-name="Preformatted_20_Text"><text:s text:c="8"/>contains(manage) = 3 <text:s text:c="16"/>1.0 : 5.0 <text:s text:c="3"/>= <text:s text:c="4"/>41.0 : 1.0</text:p>
      <text:p text:style-name="Preformatted_20_Text">contains(definitely recommend) = 'True' <text:s text:c="11"/>4.0 : 1.0 <text:s text:c="3"/>= <text:s text:c="4"/>37.3 : 1.0</text:p>
      <text:p text:style-name="Preformatted_20_Text">contains(would definitely come) = 'True' <text:s text:c="11"/>4.0 : 2.0 <text:s text:c="3"/>= <text:s text:c="4"/>36.2 : 1.0</text:p>
      <text:p text:style-name="Preformatted_20_Text"><text:soft-page-break/>contains(cannot go wrong) = 'True' <text:s text:c="11"/>5.0 : 2.0 <text:s text:c="3"/>= <text:s text:c="4"/>34.7 : 1.0</text:p>
      <text:p text:style-name="Preformatted_20_Text"><text:s text:c="8"/>contains(retort) = 1 <text:s text:c="16"/>1.0 : 5.0 <text:s text:c="3"/>= <text:s text:c="4"/>34.3 : 1.0</text:p>
      <text:p text:style-name="Preformatted_20_Text">contains(would definitely go) = 'True' <text:s text:c="11"/>4.0 : 1.0 <text:s text:c="3"/>= <text:s text:c="4"/>33.9 : 1.0</text:p>
      <text:p text:style-name="Preformatted_20_Text"><text:s text:c="4"/>contains(well worth) = 'True' <text:s text:c="11"/>5.0 : 1.0 <text:s text:c="3"/>= <text:s text:c="4"/>33.0 : 1.0</text:p>
      <text:p text:style-name="Preformatted_20_Text"><text:s text:c="7"/>contains(spatula) = 1 <text:s text:c="16"/>1.0 : 5.0 <text:s text:c="3"/>= <text:s text:c="4"/>30.3 : 1.0</text:p>
      <text:p text:style-name="Preformatted_20_Text"><text:s text:c="8"/>contains(manage) = 7 <text:s text:c="16"/>1.0 : 3.0 <text:s text:c="3"/>= <text:s text:c="4"/>30.1 : 1.0</text:p>
      <text:p text:style-name="Preformatted_20_Text"><text:s text:c="2"/>contains(unappetizing) = 1 <text:s text:c="16"/>2.0 : 5.0 <text:s text:c="3"/>= <text:s text:c="4"/>29.3 : 1.0</text:p>
      <text:p text:style-name="Preformatted_20_Text">contains(back next time) = 'True' <text:s text:c="11"/>5.0 : 1.0 <text:s text:c="3"/>= <text:s text:c="4"/>29.3 : 1.0</text:p>
      <text:p text:style-name="Preformatted_20_Text">contains(would definitely recommend) = 'True' <text:s text:c="11"/>4.0 : 1.0 <text:s text:c="3"/>= <text:s text:c="4"/>28.9 : 1.0</text:p>
      <text:p text:style-name="Preformatted_20_Text"><text:s text:c="2"/>contains(right amount) = 'True' <text:s text:c="11"/>4.0 : 1.0 <text:s text:c="3"/>= <text:s text:c="4"/>26.8 : 1.0</text:p>
      <text:p text:style-name="Preformatted_20_Text">contains(probably go back) = 'True' <text:s text:c="11"/>3.0 : 5.0 <text:s text:c="3"/>= <text:s text:c="4"/>26.6 : 1.0</text:p>
      <text:p text:style-name="Preformatted_20_Text"><text:s text:c="6"/>contains(gestured) = 1 <text:s text:c="16"/>2.0 : 5.0 <text:s text:c="3"/>= <text:s text:c="4"/>23.4 : 1.0</text:p>
      <text:p text:style-name="P1">feature_size 300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03:54:55.310242472</meta:creation-date>
    <meta:generator>LibreOffice/5.1.6.2$Linux_X86_64 LibreOffice_project/10m0$Build-2</meta:generator>
    <dc:date>2018-05-09T04:49:45.597224848</dc:date>
    <meta:editing-duration>PT35M56S</meta:editing-duration>
    <meta:editing-cycles>1</meta:editing-cycles>
    <meta:document-statistic meta:table-count="0" meta:image-count="0" meta:object-count="0" meta:page-count="2" meta:paragraph-count="68" meta:word-count="689" meta:character-count="4693" meta:non-whitespace-character-count="2774"/>
  </office:meta>
</office:document-meta>
</file>